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54f" officeooo:paragraph-rsid="0007554f"/>
    </style:style>
    <style:style style:name="P2" style:family="paragraph" style:parent-style-name="Standard">
      <style:text-properties officeooo:rsid="0007554f" officeooo:paragraph-rsid="0007554f"/>
    </style:style>
    <style:style style:name="P3" style:family="paragraph" style:parent-style-name="Standard">
      <style:text-properties officeooo:rsid="00093853" officeooo:paragraph-rsid="00093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ged object :</text:p>
      <text:p text:style-name="P1"><text:a xlink:type="simple" xlink:href="http://msdn.microsoft.com/en-us/library/ff727801.aspx" text:style-name="Internet_20_link" text:visited-style-name="Visited_20_Internet_20_Link">http://msdn.microsoft.com/en-us/library/ff727801.aspx</text:a></text:p>
      <text:p text:style-name="P1">Printing tagged objects :</text:p>
      <text:p text:style-name="P1"><text:a xlink:type="simple" xlink:href="http://msdn.microsoft.com/en-us/library/ff727841.aspx" text:style-name="Internet_20_link" text:visited-style-name="Visited_20_Internet_20_Link">http://msdn.microsoft.com/en-us/library/ff727841.aspx</text:a></text:p>
      <text:p text:style-name="P1"/>
      <text:p text:style-name="P3">http://www.codeproject.com/Articles/42245/Tagged-Objects-in-Microsoft-Surface-TagVisual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0:33:06.724000000</meta:creation-date>
    <dc:date>2014-10-01T16:08:56.788000000</dc:date>
    <meta:editing-duration>PT3M51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5" meta:word-count="10" meta:character-count="237" meta:non-whitespace-character-count="232"/>
  </office:meta>
</office:document-meta>
</file>